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9c05" officeooo:paragraph-rsid="001f9c05"/>
    </style:style>
    <style:style style:name="P2" style:family="paragraph" style:parent-style-name="Standard">
      <style:text-properties officeooo:rsid="002026f6" officeooo:paragraph-rsid="002026f6"/>
    </style:style>
    <style:style style:name="P3" style:family="paragraph" style:parent-style-name="Standard">
      <style:text-properties officeooo:rsid="0023b25d" officeooo:paragraph-rsid="0023b25d"/>
    </style:style>
    <style:style style:name="P4" style:family="paragraph" style:parent-style-name="Standard">
      <style:text-properties officeooo:rsid="0023b25d" officeooo:paragraph-rsid="0024004d"/>
    </style:style>
    <style:style style:name="P5" style:family="paragraph" style:parent-style-name="Standard">
      <style:text-properties officeooo:rsid="0024701d" officeooo:paragraph-rsid="0024701d"/>
    </style:style>
    <style:style style:name="P6" style:family="paragraph" style:parent-style-name="Standard">
      <style:text-properties officeooo:rsid="00251162" officeooo:paragraph-rsid="00251162"/>
    </style:style>
    <style:style style:name="P7" style:family="paragraph" style:parent-style-name="Standard">
      <style:text-properties officeooo:rsid="0026646f" officeooo:paragraph-rsid="0026646f"/>
    </style:style>
    <style:style style:name="P8" style:family="paragraph" style:parent-style-name="Standard">
      <style:text-properties officeooo:rsid="00270890" officeooo:paragraph-rsid="00270890"/>
    </style:style>
    <style:style style:name="P9" style:family="paragraph" style:parent-style-name="Standard">
      <style:text-properties officeooo:rsid="0029a585" officeooo:paragraph-rsid="0029a585"/>
    </style:style>
    <style:style style:name="P10" style:family="paragraph" style:parent-style-name="Standard">
      <style:paragraph-properties fo:break-before="page"/>
      <style:text-properties officeooo:rsid="0029a585" officeooo:paragraph-rsid="0029a585"/>
    </style:style>
    <style:style style:name="P11" style:family="paragraph" style:parent-style-name="Standard">
      <style:text-properties officeooo:rsid="002a9cd5" officeooo:paragraph-rsid="002a9cd5"/>
    </style:style>
    <style:style style:name="P12" style:family="paragraph" style:parent-style-name="Standard">
      <style:text-properties officeooo:rsid="002b21a2" officeooo:paragraph-rsid="002b21a2"/>
    </style:style>
    <style:style style:name="P13" style:family="paragraph" style:parent-style-name="Standard">
      <style:text-properties officeooo:rsid="002cd1b6" officeooo:paragraph-rsid="002cd1b6"/>
    </style:style>
    <style:style style:name="P14" style:family="paragraph" style:parent-style-name="Standard">
      <style:text-properties officeooo:rsid="002e19f8" officeooo:paragraph-rsid="002f6998"/>
    </style:style>
    <style:style style:name="P15" style:family="paragraph" style:parent-style-name="Standard">
      <style:text-properties officeooo:rsid="002f6998" officeooo:paragraph-rsid="002f6998"/>
    </style:style>
    <style:style style:name="P16" style:family="paragraph" style:parent-style-name="Standard">
      <style:text-properties officeooo:rsid="00314573" officeooo:paragraph-rsid="00314573"/>
    </style:style>
    <style:style style:name="P17" style:family="paragraph" style:parent-style-name="Standard">
      <style:text-properties officeooo:rsid="00314573" officeooo:paragraph-rsid="003412e5"/>
    </style:style>
    <style:style style:name="P18" style:family="paragraph" style:parent-style-name="Standard">
      <style:text-properties officeooo:rsid="003412e5" officeooo:paragraph-rsid="003412e5"/>
    </style:style>
    <style:style style:name="P19" style:family="paragraph" style:parent-style-name="Standard">
      <style:text-properties officeooo:rsid="0036d29b" officeooo:paragraph-rsid="0036d29b"/>
    </style:style>
    <style:style style:name="T1" style:family="text">
      <style:text-properties officeooo:rsid="002026f6"/>
    </style:style>
    <style:style style:name="T2" style:family="text">
      <style:text-properties officeooo:rsid="0024004d"/>
    </style:style>
    <style:style style:name="T3" style:family="text">
      <style:text-properties officeooo:rsid="002cd1b6"/>
    </style:style>
    <style:style style:name="T4" style:family="text">
      <style:text-properties officeooo:rsid="002e19f8"/>
    </style:style>
    <style:style style:name="T5" style:family="text">
      <style:text-properties officeooo:rsid="002f6998"/>
    </style:style>
    <style:style style:name="T6" style:family="text">
      <style:text-properties officeooo:rsid="00301627"/>
    </style:style>
    <style:style style:name="T7" style:family="text">
      <style:text-properties officeooo:rsid="00328ada"/>
    </style:style>
    <style:style style:name="T8" style:family="text">
      <style:text-properties officeooo:rsid="003412e5"/>
    </style:style>
    <style:style style:name="T9" style:family="text">
      <style:text-properties officeooo:rsid="00353bed"/>
    </style:style>
    <style:style style:name="T10" style:family="text">
      <style:text-properties officeooo:rsid="0035b2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rktanalyse:</text:p>
      <text:p text:style-name="P1"/>
      <text:p text:style-name="P1">Für Erwachsene:</text:p>
      <text:p text:style-name="P1">- unzählige Kalorientracker</text:p>
      <text:p text:style-name="P1">- Rezept- und Koch apps</text:p>
      <text:p text:style-name="P1"/>
      <text:p text:style-name="P13">Liste_BGM</text:p>
      <text:p text:style-name="P1"><text:a xlink:type="simple" xlink:href="https://www.bundesgesundheitsministerium.de/fileadmin/Dateien/5_Publikationen/Praevention/Berichte/4_4_3_Gesundheits-Apps.pdf" text:style-name="Internet_20_link" text:visited-style-name="Visited_20_Internet_20_Link">https://www.bundesgesundheitsministerium.de/fileadmin/Dateien/5_Publikationen/Praevention/Berichte/4_4_3_Gesundheits-Apps.pdf</text:a></text:p>
      <text:p text:style-name="P1">→ Viele Apps für Erwachsene</text:p>
      <text:p text:style-name="P1">→ Viele Apps für Eltern von Kleinkindern bis 3 Jahre</text:p>
      <text:p text:style-name="P1">→ Wenn Apps für kinder, dann „ohne Lerninhalt“ (¾ nicht gefunden)</text:p>
      <text:p text:style-name="P1"/>
      <text:p text:style-name="P13">Klein_Monster_App</text:p>
      <text:p text:style-name="P1"><text:a xlink:type="simple" xlink:href="https://m.apkpure.com/de/little-yum-yum-baby-food-game/by.alfasoft.CleverKidYumYum" text:style-name="Internet_20_link" text:visited-style-name="Visited_20_Internet_20_Link">https://m.apkpure.com/de/little-yum-yum-baby-food-game/by.alfasoft.CleverKidYumYum</text:a></text:p>
      <text:p text:style-name="P1">→ <text:span text:style-name="T1">keine links im pdf lol</text:span></text:p>
      <text:p text:style-name="P1"/>
      <text:p text:style-name="P2">___</text:p>
      <text:p text:style-name="P2"/>
      <text:p text:style-name="P2"><text:a xlink:type="simple" xlink:href="https://www.ble.de/SharedDocs/Pressemitteilungen/DE/2021/210505_Ernaehrungsbildung.html" text:style-name="Internet_20_link" text:visited-style-name="Visited_20_Internet_20_Link">https://www.ble.de/SharedDocs/Pressemitteilungen/DE/2021/210505_Ernaehrungsbildung.html</text:a></text:p>
      <text:p text:style-name="P2"><text:a xlink:type="simple" xlink:href="https://www.ble-medienservice.de/" text:style-name="Internet_20_link" text:visited-style-name="Visited_20_Internet_20_Link">https://www.ble-medienservice.de</text:a></text:p>
      <text:p text:style-name="P2">→ Unterstützende „medien“ aka. Zeitschriften, Poster etc.</text:p>
      <text:p text:style-name="P2"/>
      <text:p text:style-name="P3">____</text:p>
      <text:p text:style-name="P3"/>
      <text:p text:style-name="P3"><text:a xlink:type="simple" xlink:href="https://www.scoyo.de/faecher/biologie/" text:style-name="Internet_20_link" text:visited-style-name="Visited_20_Internet_20_Link">https://www.scoyo.de/faecher/biologie/</text:a></text:p>
      <text:p text:style-name="P3">Scoyo – Von Kindergarten bis Sek I Lernunterstützung</text:p>
      <text:p text:style-name="P3">- kostet</text:p>
      <text:p text:style-name="P3">- KEINE ERNÄHRUNG</text:p>
      <text:p text:style-name="P3"/>
      <text:p text:style-name="P4"><text:span text:style-name="T2">___</text:span></text:p>
      <text:p text:style-name="P4"/>
      <text:p text:style-name="P4"><text:a xlink:type="simple" xlink:href="https://www.der-ernaehrungskompass.de/?gclid=CjwKCAjwysipBhBXEiwApJOcu7vsFRjjHAUmGeDG6hC1xrWDd68Mkx10ZsahQgAgonM8xLxBIagscRoCahsQAvD_BwE" text:style-name="Internet_20_link" text:visited-style-name="Visited_20_Internet_20_Link">https://www.der-ernaehrungskompass.de/?gclid=CjwKCAjwysipBhBXEiwApJOcu7vsFRjjHAUmGeDG6hC1xrWDd68Mkx10ZsahQgAgonM8xLxBIagscRoCahsQAvD_BwE</text:a></text:p>
      <text:p text:style-name="P4">„<text:span text:style-name="T2">Heft“ für Integration in Schule, mit Übungen, Spielen und Rezepten</text:span></text:p>
      <text:p text:style-name="P4"/>
      <text:p text:style-name="P5">___</text:p>
      <text:p text:style-name="P15">Kibalou_Techniker</text:p>
      <text:p text:style-name="P5"><text:a xlink:type="simple" xlink:href="https://kibalou.app/" text:style-name="Internet_20_link" text:visited-style-name="Visited_20_Internet_20_Link">https://kibalou.app</text:a></text:p>
      <text:p text:style-name="P5"/>
      <text:p text:style-name="P15">Kibalou_Rheinl_Bildung</text:p>
      <text:p text:style-name="P5"><text:a xlink:type="simple" xlink:href="https://kita.rlp.de/de/aktuelles/aktuelle-nachrichten/news/News/detail/wie-geht-gesundheit-neue-kinder-app-kibalou-vermittelt-wissen-zu-ernaehrung-gesundheit-und-hygien/" text:style-name="Internet_20_link" text:visited-style-name="Visited_20_Internet_20_Link">https://kita.rlp.de/de/aktuelles/aktuelle-nachrichten/news/News/detail/wie-geht-gesundheit-neue-kinder-app-kibalou-vermittelt-wissen-zu-ernaehrung-gesundheit-und-hygien/</text:a></text:p>
      <text:p text:style-name="P5">Von Techniker Krankenkasse – Serious App</text:p>
      <text:p text:style-name="P5">Cursed </text:p>
      <text:p text:style-name="P6">Eher Allgemein Thema Ernährung (Hände Waschen, Wie kommt essen in Supermarkt, Bewegung,…)</text:p>
      <text:p text:style-name="P6"/>
      <text:p text:style-name="P7">__</text:p>
      <text:p text:style-name="P18">Mein_Essen_Kinderleicht</text:p>
      <text:p text:style-name="P7"><text:a xlink:type="simple" xlink:href="https://kinderleicht.berlin/das-ist-mein-essen/" text:style-name="Internet_20_link" text:visited-style-name="Visited_20_Internet_20_Link">https://kinderleicht.berlin/das-ist-mein-essen/</text:a></text:p>
      <text:p text:style-name="P7"><text:soft-page-break/>Leider nur iOS</text:p>
      <text:p text:style-name="P7">Kräuter Pflanzen, Sandwich machen und Zutaten Speichern für nachmachen, Lernthemen über Nährstoffe verdauung,…</text:p>
      <text:p text:style-name="P7"/>
      <text:p text:style-name="P16">Mein_Essen_zmb</text:p>
      <text:p text:style-name="P8"><text:a xlink:type="simple" xlink:href="https://medien-und-bildung.lvr.de/de/unser_angebot/medienzentrum_duesseldorf/medita_duesseldorf/apps_fuer_den_einsatz_in_der_kita/mein_essen___fuer_kinder/mein_essen___fuer_kinder.html" text:style-name="Internet_20_link" text:visited-style-name="Visited_20_Internet_20_Link">https://medien-und-bildung.lvr.de/de/unser_angebot/medienzentrum_duesseldorf/medita_duesseldorf/apps_fuer_den_einsatz_in_der_kita/mein_essen___fuer_kinder/mein_essen___fuer_kinder.html</text:a></text:p>
      <text:p text:style-name="P8">Angeblich sehr Ausführlich, Nur iOS, Kostet 3€ , Erwachsenenbegleitung sinnvoll da anspruchsvoll</text:p>
      <text:p text:style-name="P8"/>
      <text:p text:style-name="P9">___</text:p>
      <text:p text:style-name="P9"/>
      <text:p text:style-name="P19">KiCo_Smartcity</text:p>
      <text:p text:style-name="P9"><text:a xlink:type="simple" xlink:href="https://unsere-smartcity-essen.de/projekte/kico-app-gesund-mit-spass/" text:style-name="Internet_20_link" text:visited-style-name="Visited_20_Internet_20_Link">https://unsere-smartcity-essen.de/projekte/kico-app-gesund-mit-spass/</text:a></text:p>
      <text:p text:style-name="P9"/>
      <text:p text:style-name="P19">KiCo_Contilia</text:p>
      <text:p text:style-name="P9"><text:a xlink:type="simple" xlink:href="https://www.contilia.de/nachrichten-uebersicht/nachrichten-detailseite/ein-jahr-kico-app.html#EINBLICKE" text:style-name="Internet_20_link" text:visited-style-name="Visited_20_Internet_20_Link">https://www.contilia.de/nachrichten-uebersicht/nachrichten-detailseite/ein-jahr-kico-app.html#EINBLICKE</text:a></text:p>
      <text:p text:style-name="P9"/>
      <text:p text:style-name="P9">KiCo – soll Kitas Unterstützen</text:p>
      <text:p text:style-name="P9">Nicht im AppStore?</text:p>
      <text:p text:style-name="P11">Gibt gleichnamige App die nichts damit zutun hat</text:p>
      <text:p text:style-name="P11"/>
      <text:p text:style-name="P12">____</text:p>
      <text:p text:style-name="P12"/>
      <text:p text:style-name="P12">Zusammenfassung:</text:p>
      <text:p text:style-name="P12"/>
      <text:p text:style-name="P12">Es gibt viele unterschiedliche Angebote, hauptsächlich an Erwachsene gerichtet.</text:p>
      <text:p text:style-name="P12">Die Suche nach speziell für Kinder entwickelte Apps ist Schwer. Die Liste des <text:span text:style-name="T3">Bundesgesundheitsministeriums enthält hilfreiche und Apps zum Thema auf, doch die wenigen Apps, direkt an </text:span><text:span text:style-name="T9">K</text:span><text:span text:style-name="T3">inder gerichtet, sind im Google Play Store oder bei</text:span><text:span text:style-name="T9">m Recherchieren per Suchmaschine</text:span><text:span text:style-name="T3"> nicht zu finden [Liste_BGM]. </text:span><text:span text:style-name="T9">Allgemein ist die Recherche nach kindgerechten, wissen</text:span><text:span text:style-name="T10">s</text:span><text:span text:style-name="T9">-vermittelnden Apps für Kinder schwer.</text:span></text:p>
      <text:p text:style-name="P12"/>
      <text:p text:style-name="P13">Nur 1 App <text:span text:style-name="T10">von der Liste des Bundes-Gesundheits-Ministeriums konnte bei der Recherche gefunden werden</text:span>, <text:span text:style-name="T10">die „Klein Monster Spiele kostenlos“ App</text:span> [Klein_Monster_App]. <text:span text:style-name="T4">Sie ist sehr simpel gehalten und versucht den Unterschied zwischen eher Gesunden und Ungesunden Nahrungsmitteln zu zeigen, indem man ein Monster füttert und es entsprechend reagiert (traurig wenn ungesund, glücklich wenn gesund)</text:span>. <text:span text:style-name="T4">Die App ist im Google Play Store zu finden und Kostenlos.</text:span></text:p>
      <text:p text:style-name="P14">Eine weitere App ist „Kibalou“, entwickelt im Auftrag von der „Techniker Krankenkasse“. Sie ist für iOS und PC erhältlich und Kostenlos <text:span text:style-name="T6">und man betitelt sie als „Serious Game“, da Wissen vermittelt wird</text:span>. Sie befasst sich allgemein mit Ernährungsbezogenen Themen, wie <text:s/><text:span text:style-name="T5">Bauernhof, Einkaufen, Kochen, Hände waschen, </text:span><text:span text:style-name="T6">usw</text:span><text:span text:style-name="T5">.</text:span> <text:s/><text:span text:style-name="T5">[Kibalou_Rheinl_Bildung].</text:span></text:p>
      <text:p text:style-name="P17">Die „Mein Essen – Für Kinder“ – App richtet sich an mindestens 4 Jahre alte Kinder, und kostet 2,99€ im Apple App Store [Mein_Essen_zmb]. Die App wird als anspruchsvoll bezeichnet und sollte daher lieber mit Begleitung von Erwachsenen benutzt werden. <text:span text:style-name="T7">Die App vermittelt spielerisch Wissen zu verschiedenen Ernährungsthemen, wie zum Beispiel Verdauung oder Nährstoffe. Zudem wird </text:span><text:span text:style-name="T8">Kindern </text:span><text:span text:style-name="T7">interaktiv </text:span><text:span text:style-name="T8">Essen nahe gebracht, zum Beispiel beim Erstellen eines Sandwichs, wobei man die Zutaten speichern kann um es selbst nachzumachen [Mein_Essen_Kinderleicht].</text:span></text:p>
      <text:p text:style-name="P17"/>
      <text:p text:style-name="P19">Eine App zur Unterstützung von Kitas ist „KiCo“ [KiCo_Smartcity] [KiCo_Contilia].</text:p>
      <text:p text:style-name="P19"/>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15:21:28.775000000</meta:creation-date>
    <dc:date>2023-10-20T16:15:02.557000000</dc:date>
    <meta:editing-duration>PT4M32S</meta:editing-duration>
    <meta:editing-cycles>1</meta:editing-cycles>
    <meta:document-statistic meta:table-count="0" meta:image-count="0" meta:object-count="0" meta:page-count="3" meta:paragraph-count="56" meta:word-count="422" meta:character-count="4056" meta:non-whitespace-character-count="3683"/>
    <meta:generator>LibreOffice/7.5.0.3$Windows_X86_64 LibreOffice_project/c21113d003cd3efa8c53188764377a8272d9d6de</meta:generator>
  </office:meta>
</office:document-meta>
</file>